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</office:font-face-decls>
  <office:automatic-styles>
    <style:style style:name="P1" style:family="paragraph" style:parent-style-name="Preformatted_20_Text">
      <style:text-properties fo:color="#000000" loext:opacity="100%" fo:font-weight="bold" officeooo:paragraph-rsid="001b2e35" style:font-weight-asian="bold" style:font-weight-complex="bold"/>
    </style:style>
    <style:style style:name="P2" style:family="paragraph" style:parent-style-name="Preformatted_20_Text">
      <style:text-properties fo:color="#000000" loext:opacity="100%" fo:font-weight="bold" officeooo:paragraph-rsid="001f96e4" style:font-weight-asian="bold" style:font-weight-complex="bold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officeooo:paragraph-rsid="0020942e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officeooo:paragraph-rsid="0020942e"/>
    </style:style>
    <style:style style:name="P5" style:family="paragraph" style:parent-style-name="Preformatted_20_Text">
      <style:text-properties officeooo:paragraph-rsid="0020f6b3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officeooo:paragraph-rsid="0020f6b3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officeooo:paragraph-rsid="0020f6b3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paragraph-rsid="001f96e4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paragraph-rsid="0020942e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officeooo:paragraph-rsid="0020942e"/>
    </style:style>
    <style:style style:name="T1" style:family="text">
      <style:text-properties fo:color="#000000" loext:opacity="100%" style:font-name="Mono" fo:font-size="11pt" fo:language="de" fo:country="DE" fo:font-weight="normal" officeooo:rsid="001b2e35" style:font-size-asian="11pt" style:font-weight-asian="normal" style:font-size-complex="11pt" style:font-weight-complex="normal"/>
    </style:style>
    <style:style style:name="T2" style:family="text">
      <style:text-properties fo:color="#000000" loext:opacity="100%" style:font-name="Mono" fo:font-size="11pt" fo:language="de" fo:country="DE" fo:font-weight="normal" officeooo:rsid="001f96e4" style:font-size-asian="11pt" style:font-weight-asian="normal" style:font-size-complex="11pt" style:font-weight-complex="normal"/>
    </style:style>
    <style:style style:name="T3" style:family="text">
      <style:text-properties fo:color="#000000" loext:opacity="100%" style:font-name="Mono" fo:font-size="11pt" fo:language="de" fo:country="DE" fo:font-weight="normal" officeooo:rsid="0020f6b3" style:font-size-asian="11pt" style:font-weight-asian="normal" style:font-size-complex="11pt" style:font-weight-complex="normal"/>
    </style:style>
    <style:style style:name="T4" style:family="text">
      <style:text-properties fo:color="#000000" loext:opacity="100%" style:font-name="Mono" fo:font-size="11pt" fo:language="de" fo:country="DE" fo:font-weight="normal" officeooo:rsid="0022d8f5" style:font-size-asian="11pt" style:font-weight-asian="normal" style:font-size-complex="11pt" style:font-weight-complex="normal"/>
    </style:style>
    <style:style style:name="T5" style:family="text">
      <style:text-properties fo:color="#000000" loext:opacity="100%" style:font-name="Mono" fo:font-size="11pt" fo:language="de" fo:country="DE" fo:font-weight="bold" officeooo:rsid="001b2e35" style:font-size-asian="11pt" style:font-weight-asian="bold" style:font-size-complex="11pt" style:font-weight-complex="bold"/>
    </style:style>
    <style:style style:name="T6" style:family="text">
      <style:text-properties fo:color="#000000" loext:opacity="100%" style:font-name="Mono" fo:font-size="11pt" fo:language="de" fo:country="DE" fo:font-weight="bold" officeooo:rsid="001f96e4" style:font-size-asian="11pt" style:font-weight-asian="bold" style:font-size-complex="11pt" style:font-weight-complex="bold"/>
    </style:style>
    <style:style style:name="T7" style:family="text">
      <style:text-properties fo:color="#000000" loext:opacity="100%" style:font-name="Mono" fo:font-size="11pt" fo:language="de" fo:country="DE" fo:font-weight="bold" officeooo:rsid="0020942e" style:font-size-asian="11pt" style:font-weight-asian="bold" style:font-size-complex="11pt" style:font-weight-complex="bold"/>
    </style:style>
    <style:style style:name="T8" style:family="text">
      <style:text-properties fo:color="#000000" loext:opacity="100%" style:font-name="Mono" fo:font-size="11pt" fo:language="de" fo:country="DE" fo:font-weight="bold" officeooo:rsid="0020f6b3" style:font-size-asian="11pt" style:font-weight-asian="bold" style:font-size-complex="11pt" style:font-weight-complex="bold"/>
    </style:style>
    <style:style style:name="T9" style:family="text">
      <style:text-properties style:font-name="Mono" fo:font-size="11pt" officeooo:rsid="001b2e35" style:font-size-asian="11pt" style:font-size-complex="11pt"/>
    </style:style>
    <style:style style:name="T10" style:family="text">
      <style:text-properties style:font-name="Mono" fo:font-size="11pt" fo:font-weight="normal" officeooo:rsid="001b2e35" style:font-size-asian="11pt" style:font-weight-asian="normal" style:font-size-complex="11pt" style:font-weight-complex="normal"/>
    </style:style>
    <style:style style:name="T11" style:family="text">
      <style:text-properties style:font-name="Mono" fo:font-size="11pt" fo:font-weight="normal" officeooo:rsid="001f96e4" style:font-size-asian="11pt" style:font-weight-asian="normal" style:font-size-complex="11pt" style:font-weight-complex="normal"/>
    </style:style>
    <style:style style:name="T12" style:family="text">
      <style:text-properties style:font-name="Mono" fo:font-size="20pt" officeooo:rsid="001b2e35" style:font-size-asian="20pt" style:font-size-complex="20pt"/>
    </style:style>
    <style:style style:name="T13" style:family="text">
      <style:text-properties style:font-name="Mono" fo:font-size="20pt" officeooo:rsid="001f96e4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2"/></text:span></text:p>
      <text:p text:style-name="P2"><text:span text:style-name="Source_20_Text"><text:span text:style-name="T13">Rock the night</text:span></text:span></text:p>
      <text:p text:style-name="P1"><text:span text:style-name="Source_20_Text"><text:span text:style-name="T11">Europe 1985</text:span></text:span><text:span text:style-name="Source_20_Text"><text:span text:style-name="T10">. </text:span></text:span></text:p>
      <text:p text:style-name="P1"><text:span text:style-name="Source_20_Text"><text:span text:style-name="T9"/></text:span></text:p>
      <text:p text:style-name="P5"><text:span text:style-name="Source_20_Text"><text:span text:style-name="T1">Em <text:s/></text:span></text:span><text:span text:style-name="Source_20_Text"><text:span text:style-name="T2">F#</text:span></text:span><text:span text:style-name="Source_20_Text"><text:span text:style-name="T1">G <text:s text:c="2"/></text:span></text:span><text:span text:style-name="Source_20_Text"><text:span text:style-name="T2">C</text:span></text:span><text:span text:style-name="Source_20_Text"><text:span text:style-name="T1">D </text:span></text:span><text:span text:style-name="Source_20_Text"><text:span text:style-name="T2">G</text:span></text:span><text:span text:style-name="Source_20_Text"><text:span text:style-name="T1">A </text:span></text:span><text:span text:style-name="Source_20_Text"><text:span text:style-name="T2">G</text:span></text:span><text:span text:style-name="Source_20_Text"><text:span text:style-name="T1">Em </text:span></text:span><text:span text:style-name="Source_20_Text"><text:span text:style-name="T2">F#</text:span></text:span><text:span text:style-name="Source_20_Text"><text:span text:style-name="T1">G </text:span></text:span><text:span text:style-name="Source_20_Text"><text:span text:style-name="T2">C</text:span></text:span><text:span text:style-name="Source_20_Text"><text:span text:style-name="T1">D </text:span></text:span><text:span text:style-name="Source_20_Text"><text:span text:style-name="T2">G</text:span></text:span><text:span text:style-name="Source_20_Text"><text:span text:style-name="T1">A </text:span></text:span><text:span text:style-name="Source_20_Text"><text:span text:style-name="T2">H</text:span></text:span><text:span text:style-name="Source_20_Text"><text:span text:style-name="T1">C <text:s text:c="3"/>D<text:tab/><text:tab/></text:span></text:span><text:span text:style-name="Source_20_Text"><text:span text:style-name="T3">x2</text:span></text:span><text:span text:style-name="Source_20_Text"><text:span text:style-name="T1"><text:tab/><text:tab/><text:tab/><text:tab/><text:tab/></text:span></text:span><text:span text:style-name="Source_20_Text"><text:span text:style-name="T3">105</text:span></text:span><text:span text:style-name="Source_20_Text"><text:span text:style-name="T1"><text:line-break/><text:line-break/></text:span></text:span><text:span text:style-name="Source_20_Text"><text:span text:style-name="T2">D e</text:span></text:span><text:span text:style-name="Source_20_Text"><text:span text:style-name="T1"> <text:line-break/><text:tab/>I've gone through changes <text:line-break/>D </text:span></text:span><text:span text:style-name="Source_20_Text"><text:span text:style-name="T2">e</text:span></text:span><text:span text:style-name="Source_20_Text"><text:span text:style-name="T1"> <text:line-break/> <text:tab/>I've gone through pain <text:line-break/></text:span></text:span><text:span text:style-name="Source_20_Text"><text:span text:style-name="T2">D </text:span></text:span><text:span text:style-name="Source_20_Text"><text:span text:style-name="T1">C <text:s text:c="25"/>G <text:s text:c="8"/>D <text:line-break/> <text:tab/>but there's not enough reason for me to go insane <text:line-break/></text:span></text:span><text:span text:style-name="Source_20_Text"><text:span text:style-name="T2">D D# e</text:span></text:span><text:span text:style-name="Source_20_Text"><text:span text:style-name="T1"> <text:line-break/> <text:tab/>I know the feeling <text:line-break/> <text:tab/>Just when it grows <text:line-break/> <text:tab/>I'm in a rage up from my head down to my toes </text:span></text:span></text:p>
      <text:p text:style-name="P7"><text:span text:style-name="Source_20_Text"><text:span text:style-name="T1"><text:line-break/><text:line-break/></text:span></text:span><text:span text:style-name="Source_20_Text"><text:span text:style-name="T2">e F# G <text:s text:c="17"/>D <text:s text:c="3"/>e</text:span></text:span></text:p>
      <text:p text:style-name="P8"><text:span text:style-name="Source_20_Text"><text:span text:style-name="T1"><text:tab/>You know it ain't easy running out of thrills <text:s/></text:span></text:span></text:p>
      <text:p text:style-name="P10"><text:span text:style-name="Source_20_Text"><text:span text:style-name="T2">e F# G </text:span></text:span><text:span text:style-name="Source_20_Text"><text:span text:style-name="T1"><text:s text:c="17"/>D <text:s text:c="12"/></text:span></text:span><text:span text:style-name="Source_20_Text"><text:span text:style-name="T2">h</text:span></text:span><text:span text:style-name="Source_20_Text"><text:span text:style-name="T1"> <text:s text:c="22"/></text:span></text:span><text:span text:style-name="Source_20_Text"><text:span text:style-name="T2">A h</text:span></text:span><text:span text:style-name="Source_20_Text"><text:span text:style-name="T1"><text:line-break/> <text:s text:c="4"/>You know it ain't easy when you don't know what you want <text:line-break/> A </text:span></text:span><text:span text:style-name="Source_20_Text"><text:span text:style-name="T2">h</text:span></text:span><text:span text:style-name="Source_20_Text"><text:span text:style-name="T1"> <text:s text:c="26"/></text:span></text:span><text:span text:style-name="Source_20_Text"><text:span text:style-name="T2">C</text:span></text:span><text:span text:style-name="Source_20_Text"><text:span text:style-name="T1"> <text:s text:c="2"/>D <text:line-break/> <text:s text:c="3"/>what do you want <text:s text:c="10"/>Wohooo <text:s text:c="4"/>you want to <text:line-break/></text:span></text:span></text:p>
      <text:p text:style-name="P4"><text:span text:style-name="Source_20_Text"><text:span text:style-name="T1"><text:s/><text:line-break/></text:span></text:span><text:span text:style-name="Source_20_Text"><text:span text:style-name="T6">e</text:span></text:span><text:span text:style-name="Source_20_Text"><text:span text:style-name="T5"> <text:s text:c="6"/></text:span></text:span><text:span text:style-name="Source_20_Text"><text:span text:style-name="T7">F#</text:span></text:span><text:span text:style-name="Source_20_Text"><text:span text:style-name="T5">G <text:s text:c="12"/></text:span></text:span><text:span text:style-name="Source_20_Text"><text:span text:style-name="T7">C</text:span></text:span><text:span text:style-name="Source_20_Text"><text:span text:style-name="T5"> D <text:s text:c="15"/></text:span></text:span><text:span text:style-name="Source_20_Text"><text:span text:style-name="T7">G</text:span></text:span><text:span text:style-name="Source_20_Text"><text:span text:style-name="T5"> <text:s/>A <text:line-break/>Rock now rock the night <text:s text:c="3"/>'till early in the morning light <text:line-break/>Em <text:s text:c="5"/></text:span></text:span><text:span text:style-name="Source_20_Text"><text:span text:style-name="T7">F#</text:span></text:span><text:span text:style-name="Source_20_Text"><text:span text:style-name="T5">G <text:s text:c="13"/></text:span></text:span><text:span text:style-name="Source_20_Text"><text:span text:style-name="T7">C</text:span></text:span><text:span text:style-name="Source_20_Text"><text:span text:style-name="T5"> D <text:s/></text:span></text:span><text:span text:style-name="Source_20_Text"><text:span text:style-name="T7">G </text:span></text:span><text:span text:style-name="Source_20_Text"><text:span text:style-name="T5">A <text:line-break/>Rock now rock the night <text:s/>o </text:span></text:span><text:span text:style-name="Source_20_Text"><text:span text:style-name="T7">o</text:span></text:span><text:span text:style-name="Source_20_Text"><text:span text:style-name="T5">h </text:span></text:span><text:span text:style-name="Source_20_Text"><text:span text:style-name="T7">o </text:span></text:span><text:span text:style-name="Source_20_Text"><text:span text:style-name="T5">oh <text:line-break/>Rock now rock the night <text:s/>you better believe it's right <text:line-break/>Em <text:s text:c="6"/></text:span></text:span><text:span text:style-name="Source_20_Text"><text:span text:style-name="T7">F#</text:span></text:span><text:span text:style-name="Source_20_Text"><text:span text:style-name="T5">G <text:s text:c="12"/></text:span></text:span><text:span text:style-name="Source_20_Text"><text:span text:style-name="T7">C</text:span></text:span><text:span text:style-name="Source_20_Text"><text:span text:style-name="T5"> D <text:s text:c="3"/></text:span></text:span><text:span text:style-name="Source_20_Text"><text:span text:style-name="T7">G </text:span></text:span><text:span text:style-name="Source_20_Text"><text:span text:style-name="T5">A <text:s text:c="7"/></text:span></text:span><text:span text:style-name="Source_20_Text"><text:span text:style-name="T7">h </text:span></text:span><text:span text:style-name="Source_20_Text"><text:span text:style-name="T5">C <text:line-break/>Rock now rock the night <text:s/></text:span></text:span><text:span text:style-name="Source_20_Text"><text:span text:style-name="T7">o </text:span></text:span><text:span text:style-name="Source_20_Text"><text:span text:style-name="T5">oh <text:s text:c="2"/></text:span></text:span><text:span text:style-name="Source_20_Text"><text:span text:style-name="T7">o </text:span></text:span><text:span text:style-name="Source_20_Text"><text:span text:style-name="T5">oh <text:s text:c="6"/>ohh <text:s/></text:span></text:span></text:p>
      <text:p text:style-name="P3"><text:span text:style-name="Source_20_Text"><text:span text:style-name="T1"><text:line-break/>I know my limit, </text:span></text:span><text:span text:style-name="Source_20_Text"><text:span text:style-name="T3">j</text:span></text:span><text:span text:style-name="Source_20_Text"><text:span text:style-name="T1">ust what it takes <text:s text:c="17"/><text:line-break/>when things ain't good enough, </text:span></text:span><text:span text:style-name="Source_20_Text"><text:span text:style-name="T3">I</text:span></text:span><text:span text:style-name="Source_20_Text"><text:span text:style-name="T1"> just pull the brake <text:s text:c="14"/></text:span></text:span></text:p>
      <text:p text:style-name="P3"><text:span text:style-name="Source_20_Text"><text:span text:style-name="T1">Sometimes it's easy, </text:span></text:span><text:span text:style-name="Source_20_Text"><text:span text:style-name="T3">s</text:span></text:span><text:span text:style-name="Source_20_Text"><text:span text:style-name="T1">ometimes so tough </text:span></text:span></text:p>
      <text:p text:style-name="P3"><text:span text:style-name="Source_20_Text"><text:span text:style-name="T1">But just have one thing clear, </text:span></text:span><text:span text:style-name="Source_20_Text"><text:span text:style-name="T3">I</text:span></text:span><text:span text:style-name="Source_20_Text"><text:span text:style-name="T1"> can't get enough. <text:line-break/><text:line-break/><text:tab/></text:span></text:span><text:span text:style-name="Source_20_Text"><text:span text:style-name="T3">Prechorus<text:line-break/><text:line-break/> <text:tab/></text:span></text:span><text:span text:style-name="Source_20_Text"><text:span text:style-name="T8"><text:tab/>Chorus</text:span></text:span><text:span text:style-name="Source_20_Text"><text:span text:style-name="T1"><text:line-break/><text:tab/><text:tab/></text:span></text:span><text:span text:style-name="Source_20_Text"><text:span text:style-name="T8">Rock now rock the night x 4 (Nur e, reduziert)</text:span></text:span><text:span text:style-name="Source_20_Text"><text:span text:style-name="T3"><text:line-break/><text:line-break/>Solo 1: e e D h e e G D x2<text:line-break/><text:line-break/><text:tab/>Prechorus</text:span></text:span></text:p>
      <text:p text:style-name="P3"><text:span text:style-name="Source_20_Text"><text:span text:style-name="T3"/></text:span></text:p>
      <text:p text:style-name="P6"><text:span text:style-name="Source_20_Text"><text:span text:style-name="T3"><text:tab/><text:tab/></text:span></text:span><text:span text:style-name="Source_20_Text"><text:span text:style-name="T8">Chorus</text:span></text:span><text:span text:style-name="Source_20_Text"><text:span text:style-name="T3"><text:line-break/><text:line-break/>Solo 2: e e D h e e G D x2<text:line-break/><text:line-break/><text:tab/>Chorus <text:s text:c="2"/></text:span></text:span><text:span text:style-name="Source_20_Text"><text:span text:style-name="T4">C <text:s/>D E!</text:span></text:span><text:span text:style-name="Source_20_Text"><text:span text:style-name="T3"><text:line-break/><text:line-break/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1cm" fo:margin-bottom="2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5-01-29T19:45:20.733794835</meta:creation-date>
    <dc:date>2025-01-26T21:40:35.725000000</dc:date>
    <meta:editing-duration>PT9H19M50S</meta:editing-duration>
    <meta:editing-cycles>11</meta:editing-cycles>
    <meta:generator>LibreOffice/7.3.0.3$Windows_X86_64 LibreOffice_project/0f246aa12d0eee4a0f7adcefbf7c878fc2238db3</meta:generator>
    <meta:print-date>2025-01-26T21:37:39.228000000</meta:print-date>
    <meta:document-statistic meta:table-count="0" meta:image-count="0" meta:object-count="0" meta:page-count="1" meta:paragraph-count="11" meta:word-count="245" meta:character-count="1357" meta:non-whitespace-character-count="761"/>
  </office:meta>
</office:document-meta>
</file>